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dc69" officeooo:paragraph-rsid="0012dc69"/>
    </style:style>
    <style:style style:name="P2" style:family="paragraph" style:parent-style-name="Standard">
      <style:text-properties officeooo:rsid="00140f2e" officeooo:paragraph-rsid="00140f2e"/>
    </style:style>
    <style:style style:name="T1" style:family="text">
      <style:text-properties officeooo:rsid="00149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a)</text:p>
      <text:p text:style-name="P1"><text:s/></text:p>
      <text:p text:style-name="P1">A função do codigo é multiplicar os valores de “a” por si mesmo 3 vezes, ou seja elevar “a” ao cubo.</text:p>
      <text:p text:style-name="P1">A latencia desta função é de 2 periodos de clock.</text:p>
      <text:p text:style-name="P1"/>
      <text:p text:style-name="P1"/>
      <text:p text:style-name="P1"/>
      <text:p text:style-name="P2">2 c)</text:p>
      <text:p text:style-name="P2"/>
      <text:p text:style-name="P2">Sim, o circuito suporta pipeline pois demora 2 cilos de clock. Se a cada ciclo de clock o “a” tomar novo valor, o antigo “a” não perde o seu valor pois o registo “y” já tem o resoltado <text:span text:style-name="T1">da sua multiplicação e isto faz com que o sistema corra de igual for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21:38.127700861</meta:creation-date>
    <dc:date>2019-11-21T06:50:39.562200389</dc:date>
    <meta:editing-duration>PT8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87" meta:character-count="414" meta:non-whitespace-character-count="331"/>
  </office:meta>
</office:document-meta>
</file>